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B44A68353B.jpg" manifest:media-type=""/>
  <manifest:file-entry manifest:full-path="Pictures/10000000000000DC000000A5EF94331C.jpg" manifest:media-type=""/>
  <manifest:file-entry manifest:full-path="Pictures/1000000000000640000004B063BF812E.png" manifest:media-type=""/>
  <manifest:file-entry manifest:full-path="Pictures/10000000000000FA000000CDFDE5A406.jpg" manifest:media-type=""/>
  <manifest:file-entry manifest:full-path="Pictures/100000000000021C0000014480D89EDF.jpg" manifest:media-type=""/>
  <manifest:file-entry manifest:full-path="Pictures/10000000000003110000025888F7C945.jpg" manifest:media-type=""/>
  <manifest:file-entry manifest:full-path="Pictures/10000000000000FA00000083F4E8BE4E.jpg" manifest:media-type=""/>
  <manifest:file-entry manifest:full-path="Pictures/10000000000000DC000000A5D51555B7.jpg" manifest:media-type=""/>
  <manifest:file-entry manifest:full-path="Pictures/10000000000001F400000274ABED9C5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506cm"/>
    </style:style>
    <style:style style:name="pr7" style:family="presentation" style:parent-style-name="template-outline1">
      <style:graphic-properties draw:auto-grow-height="true" fo:min-height="13.859cm"/>
    </style:style>
    <style:style style:name="pr8" style:family="presentation" style:parent-style-name="template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认识计算机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4.651cm" svg:x="1.4cm" svg:y="4.914cm" presentation:class="outline" presentation:user-transformed="true">
          <draw:text-box>
            <text:list text:style-name="L2">
              <text:list-item>
                <text:p>计算机的诞生</text:p>
              </text:list-item>
              <text:list-item>
                <text:p>计算机的子孙后代</text:p>
              </text:list-item>
              <text:list-item>
                <text:p>现代计算机的分类</text:p>
              </text:list-item>
              <text:list-item>
                <text:p>计算机的组成</text:p>
                <text:list>
                  <text:list-item>
                    <text:p>CPU（运算器和控制器）</text:p>
                  </text:list-item>
                  <text:list-item>
                    <text:p>存储器（内存储器）</text:p>
                  </text:list-item>
                  <text:list-item>
                    <text:p>计算机的最基本运行条件</text:p>
                  </text:list-item>
                  <text:list-item>
                    <text:p>输入设备</text:p>
                  </text:list-item>
                  <text:list-item>
                    <text:p>输出设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之父：阿兰 图灵</text:p>
          </draw:text-box>
        </draw:frame>
        <draw:frame draw:style-name="gr3" draw:text-style-name="P1" draw:layer="layout" svg:width="11.033cm" svg:height="13.859cm" svg:x="8.482cm" svg:y="4.913cm" presentation:class="graphic">
          <draw:image xlink:href="Pictures/10000000000001F400000274ABED9C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世界上第一台计算机是这样的吗？</text:p>
          </draw:text-box>
        </draw:frame>
        <draw:frame draw:style-name="gr4" draw:text-style-name="P1" draw:layer="layout" svg:width="21.59cm" svg:height="13.859cm" svg:x="1.905cm" svg:y="5.08cm" presentation:class="graphic" presentation:user-transformed="true">
          <draw:image xlink:href="Pictures/100000000000021C0000014480D89E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的诞生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世界上第一台计算机叫做ENIAC，1946年出生在美国的宾夕法尼亚大学。</text:p>
              </text:list-item>
            </text:list>
          </draw:text-box>
        </draw:frame>
        <draw:frame draw:style-name="gr3" draw:text-style-name="P1" draw:layer="layout" svg:width="18.19cm" svg:height="11.531cm" svg:x="4.67cm" svg:y="8.154cm">
          <draw:image xlink:href="Pictures/10000000000003110000025888F7C9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的子孙后代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第一代：电子管计算机</text:p>
              </text:list-item>
              <text:list-item>
                <text:p>第二代：晶体管计算机</text:p>
              </text:list-item>
              <text:list-item>
                <text:p>第三代：中小规模集成电路计算机</text:p>
              </text:list-item>
              <text:list-item>
                <text:p>第四代：大规模、超大规模集成电路计算机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现代计算机的分类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巨型机</text:p>
              </text:list-item>
              <text:list-item>
                <text:p>大型机</text:p>
              </text:list-item>
              <text:list-item>
                <text:p>中型机</text:p>
              </text:list-item>
              <text:list-item>
                <text:p>小型机</text:p>
              </text:list-item>
              <text:list-item>
                <text:p>微型机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电子管（真空管）</text:p>
          </draw:text-box>
        </draw:frame>
        <draw:frame draw:style-name="gr4" draw:text-style-name="P1" draw:layer="layout" svg:width="18.482cm" svg:height="13.859cm" svg:x="4.758cm" svg:y="4.913cm" presentation:class="graphic">
          <draw:image xlink:href="Pictures/10000000000000DC000000A5D51555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晶体管</text:p>
          </draw:text-box>
        </draw:frame>
        <draw:frame draw:style-name="gr4" draw:text-style-name="P1" draw:layer="layout" svg:width="25.199cm" svg:height="13.065cm" svg:x="1.399cm" svg:y="5.31cm" presentation:class="graphic">
          <draw:image xlink:href="Pictures/10000000000000FA00000083F4E8BE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集成电路</text:p>
          </draw:text-box>
        </draw:frame>
        <draw:frame draw:style-name="gr4" draw:text-style-name="P1" draw:layer="layout" svg:width="18.478cm" svg:height="13.859cm" svg:x="4.76cm" svg:y="4.913cm" presentation:class="graphic">
          <draw:image xlink:href="Pictures/10000000000000DC000000A5EF9433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的组成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冯.诺依曼结构</text:p>
                <text:list>
                  <text:list-item>
                    <text:p>运算器</text:p>
                  </text:list-item>
                  <text:list-item>
                    <text:p>控制器</text:p>
                  </text:list-item>
                  <text:list-item>
                    <text:p>存储器</text:p>
                  </text:list-item>
                  <text:list-item>
                    <text:p>输入设备</text:p>
                  </text:list-item>
                  <text:list-item>
                    <text:p>输出设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>
          <draw:text-box>
            <text:p>CPU（运算器和控制器）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PU是计算机的大脑，现在的计算机中的CPU是一块集成电路。刚才所说的运算器和控制器都包含在这里面。</text:p>
              </text:list-item>
            </text:list>
          </draw:text-box>
        </draw:frame>
        <draw:frame draw:style-name="gr3" draw:text-style-name="P1" draw:layer="layout" svg:width="10.795cm" svg:height="8.852cm" svg:x="6.35cm" svg:y="9.563cm">
          <draw:image xlink:href="Pictures/10000000000000FA000000CDFDE5A4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 presentation:user-transformed="true">
          <draw:text-box>
            <text:p>存储器（内存储器）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存储器是计算机大脑中掌管记忆的部分。</text:p>
              </text:list-item>
            </text:list>
          </draw:text-box>
        </draw:frame>
        <draw:frame draw:style-name="gr3" draw:text-style-name="P1" draw:layer="layout" svg:width="13.314cm" svg:height="9.985cm" svg:x="7.641cm" svg:y="7.795cm">
          <draw:image xlink:href="Pictures/10000000000000F0000000B44A6835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>
          <draw:text-box>
            <text:p>计算机的最基本运行条件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PU</text:p>
                <text:list>
                  <text:list-item>
                    <text:p>运算器</text:p>
                  </text:list-item>
                  <text:list-item>
                    <text:p>控制器</text:p>
                  </text:list-item>
                </text:list>
              </text:list-item>
              <text:list-item>
                <text:p>存储器</text:p>
              </text:list-item>
              <text:list-item>
                <text:p><text:span text:style-name="T3">运算器、控制器和存储器是计算机最基本的三个组成部分，如果缺少任何一个，计算机不能运行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>
          <draw:text-box>
            <text:p>输入设备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能将信息传递给计算机的零部件都属于输入设备。输入设备的种类很多：</text:p>
                <text:list>
                  <text:list-item>
                    <text:p>鼠标</text:p>
                  </text:list-item>
                  <text:list-item>
                    <text:p>键盘</text:p>
                  </text:list-item>
                  <text:list-item>
                    <text:p>摄像头</text:p>
                  </text:list-item>
                  <text:list-item>
                    <text:p>麦克风（mic）</text:p>
                  </text:list-item>
                  <text:list-item>
                    <text:p>扫描仪</text:p>
                  </text:list-item>
                  <text:list-item>
                    <text:p>手写板</text:p>
                  </text:list-item>
                  <text:list-item>
                    <text:p>光笔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>
          <draw:text-box>
            <text:p>输出设备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将计算机计算结果展示给人的设备都是输出设备。输出设备的种类也非常多：</text:p>
                <text:list>
                  <text:list-item>
                    <text:p>显示器</text:p>
                  </text:list-item>
                  <text:list-item>
                    <text:p>音响</text:p>
                  </text:list-item>
                  <text:list-item>
                    <text:p>耳机</text:p>
                  </text:list-item>
                  <text:list-item>
                    <text:p>打印机</text:p>
                  </text:list-item>
                  <text:list-item>
                    <text:p>绘图仪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 presentation:use-footer-name="ftr1" presentation:use-date-time-name="dtd1"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4.651cm" svg:x="1.4cm" svg:y="4.914cm" presentation:class="outline" presentation:user-transformed="true">
          <draw:text-box>
            <text:list text:style-name="L2">
              <text:list-item>
                <text:p>计算机的诞生</text:p>
              </text:list-item>
              <text:list-item>
                <text:p>计算机的子孙后代</text:p>
              </text:list-item>
              <text:list-item>
                <text:p>现代计算机的分类</text:p>
              </text:list-item>
              <text:list-item>
                <text:p>计算机的组成</text:p>
                <text:list>
                  <text:list-item>
                    <text:p>CPU（运算器和控制器）</text:p>
                  </text:list-item>
                  <text:list-item>
                    <text:p>存储器（内存储器）</text:p>
                  </text:list-item>
                  <text:list-item>
                    <text:p>计算机的最基本运行条件</text:p>
                  </text:list-item>
                  <text:list-item>
                    <text:p>输入设备</text:p>
                  </text:list-item>
                  <text:list-item>
                    <text:p>输出设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102</meta:generator>
    <meta:creation-date>2011-08-12T16:23:03</meta:creation-date>
    <dc:language>fi-FI</dc:language>
    <meta:editing-cycles>11</meta:editing-cycles>
    <meta:editing-duration>PT1H3M12S</meta:editing-duration>
    <meta:initial-creator>Richard Ma</meta:initial-creator>
    <dc:date>2012-10-19T21:32:39</dc:date>
    <dc:creator>richardma </dc:creator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